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007cm" fo:min-width="11.868cm"/>
    </style:style>
    <style:style style:name="gr2" style:family="graphic" style:parent-style-name="standard">
      <style:graphic-properties draw:textarea-horizontal-align="justify" draw:textarea-vertical-align="middle" draw:auto-grow-height="false" fo:min-height="2.904cm" fo:min-width="4.0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368cm" svg:height="5.257cm" svg:x="4.366cm" svg:y="9.547cm">
          <text:p text:style-name="P1">Decision FSM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525cm" svg:height="3.154cm" svg:x="15.075cm" svg:y="1.4cm">
          <text:p text:style-name="P1">Detect</text:p>
          <text:p text:style-name="P1">ROI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25cm" svg:height="3.154cm" svg:x="1.5cm" svg:y="1.4cm">
          <text:p text:style-name="P1">Wheels/</text:p>
          <text:p text:style-name="P1">grippe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525cm" svg:height="3.154cm" svg:x="1.5cm" svg:y="18.746cm">
          <text:p text:style-name="P1">Cam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525cm" svg:height="3.154cm" svg:x="15.075cm" svg:y="18.746cm">
          <text:p text:style-name="P1">Distance</text:p>
          <text:p text:style-name="P1">sensor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4.525cm" svg:height="3.154cm" svg:x="8.288cm" svg:y="18.746cm">
          <text:p text:style-name="P1">Heat </text:p>
          <text:p text:style-name="P1">cam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0.55cm" svg:y1="9.547cm" svg:x2="3.762cm" svg:y2="4.554cm" draw:start-shape="id1" draw:start-glue-point="0" draw:end-shape="id2" draw:end-glue-point="2" svg:d="M10550 9547c0-3745-6788-1249-6788-4993" svg:viewBox="0 0 6789 4994">
          <text:p/>
        </draw:connector>
        <draw:connector draw:style-name="gr3" draw:text-style-name="P2" draw:layer="layout" draw:type="curve" svg:x1="10.55cm" svg:y1="9.547cm" svg:x2="17.337cm" svg:y2="4.554cm" draw:start-shape="id1" draw:start-glue-point="0" draw:end-shape="id3" draw:end-glue-point="2" svg:d="M10550 9547c0-3745 6787-1249 6787-4993" svg:viewBox="0 0 6788 4994">
          <text:p/>
        </draw:connector>
        <draw:connector draw:style-name="gr3" draw:text-style-name="P2" draw:layer="layout" draw:type="curve" svg:x1="10.55cm" svg:y1="14.804cm" svg:x2="3.762cm" svg:y2="18.746cm" draw:start-shape="id1" draw:start-glue-point="2" draw:end-shape="id4" draw:end-glue-point="0" svg:d="M10550 14804c0 2956-6788 986-6788 3942" svg:viewBox="0 0 6789 3943">
          <text:p/>
        </draw:connector>
        <draw:connector draw:style-name="gr3" draw:text-style-name="P2" draw:layer="layout" draw:type="curve" svg:x1="10.55cm" svg:y1="14.804cm" svg:x2="17.337cm" svg:y2="18.746cm" draw:start-shape="id1" draw:start-glue-point="2" draw:end-shape="id5" draw:end-glue-point="0" svg:d="M10550 14804c0 2956 6787 986 6787 3942" svg:viewBox="0 0 6788 3943">
          <text:p/>
        </draw:connector>
        <draw:connector draw:style-name="gr3" draw:text-style-name="P2" draw:layer="layout" draw:type="curve" svg:x1="10.55cm" svg:y1="14.804cm" svg:x2="10.55cm" svg:y2="18.746cm" draw:start-shape="id1" draw:start-glue-point="2" draw:end-shape="id6" draw:end-glue-point="0" svg:d="M10550 14804v3942" svg:viewBox="0 0 1 39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7T10:44:02.240793653</meta:creation-date>
    <dc:date>2019-03-06T14:56:47.017729982</dc:date>
    <meta:editing-duration>PT7M48S</meta:editing-duration>
    <meta:editing-cycles>3</meta:editing-cycles>
    <meta:generator>LibreOffice/6.1.5.2$Linux_X86_64 LibreOffice_project/10$Build-2</meta:generator>
    <meta:document-statistic meta:object-count="11"/>
  </office:meta>
</office:document-meta>
</file>